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bd5" officeooo:paragraph-rsid="001d3bd5"/>
    </style:style>
    <style:style style:name="P2" style:family="paragraph" style:parent-style-name="Standard">
      <style:text-properties fo:font-weight="bold" officeooo:rsid="001d3bd5" officeooo:paragraph-rsid="001d3bd5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, 5, 7, 8, 11, 13, 14(del a al f), 15, 18</text:p>
      <text:p text:style-name="P1"/>
      <text:p text:style-name="P2">4. Señala, al menos, cinco errores en cada uno de los diseños web de los siguientes</text:p>
      <text:p text:style-name="P2">sitios: https://arngren.net/, https://www.vortex.com/, <text:a xlink:type="simple" xlink:href="http://www2.pnwx.com/" text:style-name="Internet_20_link" text:visited-style-name="Visited_20_Internet_20_Link">http://www2.pnwx.com/</text:a></text:p>
      <text:p text:style-name="P2"/>
      <text:p text:style-name="P2"/>
      <text:p text:style-name="P2">5. Imagina que te encargan el diseño de un sitio web de una nueva marca de refrescos.</text:p>
      <text:p text:style-name="P2">a) Establece el objetivo principal.</text:p>
      <text:p text:style-name="P2">b) Establece dos objetivos secundarios.</text:p>
      <text:p text:style-name="P2"/>
      <text:p text:style-name="P2"/>
      <text:p text:style-name="P2">7. Relaciona los elementos de diseño de la columna izquierda, con la Categoría de</text:p>
      <text:p text:style-name="P2">componentes de Interfaz a la que pertenecen situados en la columna de la derecha,</text:p>
      <text:p text:style-name="P2">escribiendo el número asociado a la categoría en el hueco correspondiente.</text:p>
      <text:p text:style-name="P2">Elemento. Nº de Categoría. Categoría de componen</text:p>
      <text:p text:style-name="P2"/>
      <text:p text:style-name="P2"/>
      <text:p text:style-name="P2">8. Conéctate a la página web https://www.fedex.com/es-us/home.html y contesta a las</text:p>
      <text:p text:style-name="P2">siguientes cuestiones:</text:p>
      <text:p text:style-name="P2">a) Identifica cada uno de los elementos principales: cabecera, menú o sistema</text:p>
      <text:p text:style-name="P2">de navegación, cuerpo, pie de página, aside. Adjunta las capturas de pantalla</text:p>
      <text:p text:style-name="P2">correspondientes en cada caso y razona el por qué.</text:p>
      <text:p text:style-name="P2">b) Además de los elementos principales, identifica al menos tres elementos</text:p>
      <text:p text:style-name="P2">habituales.</text:p>
      <text:p text:style-name="P2"/>
      <text:p text:style-name="P2"/>
      <text:p text:style-name="P2">11. Busca en Internet una página para cada una de las siguientes estructuras. Explica</text:p>
      <text:p text:style-name="P2">para cada caso, el porqué de tu elección.</text:p>
      <text:p text:style-name="P2">a) Lineal.</text:p>
      <text:p text:style-name="P2">b) Jerárquica.</text:p>
      <text:p text:style-name="P2">c) Lineal jerárquica.</text:p>
      <text:p text:style-name="P2">d) Compuesta.</text:p>
      <text:p text:style-name="P2"/>
      <text:p text:style-name="P2"/>
      <text:p text:style-name="P2">13. Busca en Internet un ejemplo de una página web para cada una de los siguientes</text:p>
      <text:p text:style-name="P2">patrones de diseño, y explica por qué se usa dicho patrón o diseño:</text:p>
      <text:p text:style-name="P2">a) Diseño web con patrón en Z.</text:p>
      <text:p text:style-name="P2">b) Diseño web con patrón F.</text:p>
      <text:p text:style-name="P2">c) Diseño web con imagen a toda pantalla.</text:p>
      <text:p text:style-name="P2">d) Diseño web con pantalla dividida.</text:p>
      <text:p text:style-name="P2">e) Diseño web de columna única.</text:p>
      <text:p text:style-name="P2">f) Diseño web en mosaico.</text:p>
      <text:p text:style-name="P2"/>
      <text:p text:style-name="P2"/>
      <text:p text:style-name="P2">14. ¿Qué patrones de diseño utilizarías en las siguientes páginas web?</text:p>
      <text:p text:style-name="P2">a) Una tienda online de ropa masculina y femenina.</text:p>
      <text:p text:style-name="P2">b) Una farmacia o droguería.</text:p>
      <text:p text:style-name="P2">c) Un portafolio de tus servicios como desarrollador web.</text:p>
      <text:p text:style-name="P2">d) Un restaurante con estrella michelín.</text:p>
      <text:p text:style-name="P2">e) Una red social.</text:p>
      <text:p text:style-name="P2">f) Un periódico local.</text:p>
      <text:p text:style-name="P2"/>
      <text:p text:style-name="P2"><text:soft-page-break/></text:p>
      <text:p text:style-name="P2">15. Reflexiona y responde. ¿Cuáles son las diferencias principales entre un Wireframe</text:p>
      <text:p text:style-name="P2">y un Prototipo? ¿Para qué se utiliza un Wireframe? ¿y un prototipo?</text:p>
      <text:p text:style-name="P2"/>
      <text:p text:style-name="P2"/>
      <text:p text:style-name="P2">18. Realiza los siguientes wireframes correspondientes con una página web con dos</text:p>
      <text:p text:style-name="P2">diseños web: uno para pantallas grandes y otra para pantallas pequeñas o de</text:p>
      <text:p text:style-name="P2">dispositivos móviles. Para ello, analiza antes las diferentes opciones que se han</text:p>
      <text:p text:style-name="P2">presentado en los apuntes de clase (penpot, wireframe.cc, ninjamock.com, figma,</text:p>
      <text:p text:style-name="P2">mockflow.com…), y utiliza una de ell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4:15:27.342158881</meta:creation-date>
    <dc:date>2025-09-23T14:26:35.392536206</dc:date>
    <meta:editing-duration>PT28S</meta:editing-duration>
    <meta:editing-cycles>1</meta:editing-cycles>
    <meta:document-statistic meta:table-count="0" meta:image-count="0" meta:object-count="0" meta:page-count="2" meta:paragraph-count="45" meta:word-count="386" meta:character-count="2353" meta:non-whitespace-character-count="2012"/>
    <meta:generator>LibreOffice/7.3.7.2$Linux_X86_64 LibreOffice_project/30$Build-2</meta:generator>
  </office:meta>
</office:document-meta>
</file>